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ro16" style:family="table-row">
      <style:table-row-properties style:row-height="0.499cm" fo:break-before="auto" style:use-optimal-row-height="false"/>
    </style:style>
    <style:style style:name="ro17"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212" calcext:value-type="float">
            <text:p>1212</text:p>
          </table:table-cell>
          <table:table-cell table:style-name="ce7" table:formula="of:=COUNTIF([.B7:.B1000000];&quot;X&quot;)" office:value-type="float" office:value="1042" calcext:value-type="float">
            <text:p>1042</text:p>
          </table:table-cell>
          <table:table-cell table:style-name="ce7" table:formula="of:=COUNTIF([.C7:.C1000000];&quot;X&quot;)" office:value-type="float" office:value="20" calcext:value-type="float">
            <text:p>20</text:p>
          </table:table-cell>
          <table:table-cell table:style-name="ce7" table:formula="of:=COUNTIF([.D7:.D1000000];&quot;X&quot;)" office:value-type="float" office:value="84" calcext:value-type="float">
            <text:p>84</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45" calcext:value-type="float">
            <text:p>145</text:p>
          </table:table-cell>
          <table:table-cell table:style-name="ce25" table:formula="of:=SUM([.B2:.F2])" office:value-type="float" office:value="1292" calcext:value-type="float">
            <text:p>129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5">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3" table:number-rows-repeated="31">
          <table:table-cell table:style-name="ce2"/>
          <table:table-cell table:style-name="ce7" table:number-columns-repeated="5"/>
          <table:table-cell table:style-name="ce2" table:number-columns-repeated="20"/>
          <table:table-cell table:number-columns-repeated="998"/>
        </table:table-row>
        <table:table-row table:style-name="ro16" table:number-rows-repeated="170">
          <table:table-cell table:style-name="ce2"/>
          <table:table-cell table:style-name="ce7" table:number-columns-repeated="5"/>
          <table:table-cell table:style-name="ce2" table:number-columns-repeated="20"/>
          <table:table-cell table:number-columns-repeated="998"/>
        </table:table-row>
        <table:table-row table:style-name="ro16" table:number-rows-repeated="1047156">
          <table:table-cell table:number-columns-repeated="1024"/>
        </table:table-row>
        <table:table-row table:style-name="ro17">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4-07">00/00/0000</text:date>, <text:time style:data-style-name="N2" text:time-value="19:35:08.98901242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4-07T19:35:34.326636251</dc:date>
    <meta:editing-duration>P1DT8H51M14S</meta:editing-duration>
    <meta:editing-cycles>1204</meta:editing-cycles>
    <meta:document-statistic meta:table-count="1" meta:cell-count="7315" meta:object-count="0"/>
  </office:meta>
</office:document-meta>
</file>